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ing_20_1" style:master-page-name="Standard">
      <style:paragraph-properties fo:text-align="center" style:justify-single-word="false" style:page-number="1"/>
      <style:text-properties officeooo:rsid="00006ae0" officeooo:paragraph-rsid="00006ae0"/>
    </style:style>
    <style:style style:name="P2" style:family="paragraph" style:parent-style-name="normal">
      <style:text-properties style:font-name="Google Sans" style:font-name-asian="Google Sans1" style:font-name-complex="Google Sans1"/>
    </style:style>
    <style:style style:name="P3" style:family="paragraph" style:parent-style-name="normal">
      <style:text-properties fo:color="#434343" loext:opacity="100%" style:font-name="Google Sans" fo:font-size="12pt" style:font-name-asian="Google Sans1" style:font-size-asian="12pt" style:font-name-complex="Google Sans1" style:font-size-complex="12pt"/>
    </style:style>
    <style:style style:name="P4" style:family="paragraph" style:parent-style-name="normal">
      <style:text-properties fo:color="#434343" loext:opacity="100%" style:text-line-through-style="solid" style:text-line-through-type="single" style:font-name="Google Sans" fo:font-size="12pt" style:font-name-asian="Google Sans1" style:font-size-asian="12pt" style:font-name-complex="Google Sans1" style:font-size-complex="12pt" fo:background-color="#ff00ff"/>
    </style:style>
    <style:style style:name="P5" style:family="paragraph" style:parent-style-name="normal" style:list-style-name="WWNum3">
      <style:paragraph-properties fo:margin-left="0.5in" fo:margin-right="0in" fo:text-indent="-0.25in" style:auto-text-indent="false"/>
    </style:style>
    <style:style style:name="P6" style:family="paragraph" style:parent-style-name="normal" style:list-style-name="WWNum3">
      <style:paragraph-properties fo:margin-left="1in" fo:margin-right="0in" fo:text-indent="-0.25in" style:auto-text-indent="false"/>
    </style:style>
    <style:style style:name="P7" style:family="paragraph" style:parent-style-name="normal" style:list-style-name="WWNum2">
      <style:paragraph-properties fo:margin-left="0.5in" fo:margin-right="0in" fo:text-indent="-0.25in" style:auto-text-indent="false"/>
    </style:style>
    <style:style style:name="P8" style:family="paragraph" style:parent-style-name="normal" style:list-style-name="WWNum4">
      <style:paragraph-properties fo:margin-left="0.5in" fo:margin-right="0in" fo:text-indent="-0.25in" style:auto-text-indent="false"/>
    </style:style>
    <style:style style:name="P9" style:family="paragraph" style:parent-style-name="normal" style:list-style-name="WWNum4">
      <style:paragraph-properties fo:margin-left="1in" fo:margin-right="0in" fo:text-indent="-0.25in" style:auto-text-indent="false"/>
    </style:style>
    <style:style style:name="P10" style:family="paragraph" style:parent-style-name="normal" style:list-style-name="WWNum1">
      <style:paragraph-properties fo:margin-left="0.5in" fo:margin-right="0in" fo:text-indent="-0.25in" style:auto-text-indent="false"/>
    </style:style>
    <style:style style:name="P11" style:family="paragraph" style:parent-style-name="normal" style:list-style-name="WWNum1">
      <style:paragraph-properties fo:margin-left="1in" fo:margin-right="0in" fo:text-indent="-0.25in" style:auto-text-indent="false"/>
    </style:style>
    <style:style style:name="T1" style:family="text">
      <style:text-properties style:font-name="Google Sans" style:font-name-asian="Google Sans1" style:font-name-complex="Google Sans1"/>
    </style:style>
    <style:style style:name="T2" style:family="text">
      <style:text-properties fo:color="#434343" loext:opacity="100%" style:font-name="Google Sans" fo:font-size="12pt" style:font-name-asian="Google Sans1" style:font-size-asian="12pt" style:font-name-complex="Google Sans1" style:font-size-complex="12pt"/>
    </style:style>
    <style:style style:name="T3" style:family="text">
      <style:text-properties fo:color="#434343" loext:opacity="100%" style:font-name="Google Sans" fo:font-size="12pt" officeooo:rsid="00006ae0" style:font-name-asian="Google Sans1" style:font-size-asian="12pt" style:font-name-complex="Google Sans1" style:font-size-complex="12pt"/>
    </style:style>
    <style:style style:name="T4" style:family="text">
      <style:text-properties fo:color="#434343" loext:opacity="100%" style:font-name="Google Sans" fo:font-size="12pt" fo:font-weight="bold" style:font-name-asian="Google Sans1" style:font-size-asian="12pt" style:font-weight-asian="bold" style:font-name-complex="Google San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ock Stakeholder Memorandum </text:span></text:p>
      <text:p text:style-name="P2"/>
      <text:p text:style-name="normal"><text:span text:style-name="T2">TO: IT Manager, stakeholders</text:span></text:p>
      <text:p text:style-name="normal"><text:span text:style-name="T2">FROM: </text:span><text:span text:style-name="T3">John Emery DeLong</text:span><text:span text:style-name="T2"><text:line-break/>DATE: </text:span><text:span text:style-name="T3">20 May 2023</text:span><text:span text:style-name="T2"><text:line-break/>SUBJECT: Internal IT audit findings and recommendations</text:span></text:p>
      <text:p text:style-name="P3"/>
      <text:p text:style-name="normal"><text:span text:style-name="T2">Dear Colleagues,</text:span></text:p>
      <text:p text:style-name="P3"/>
      <text:p text:style-name="normal"><text:span text:style-name="T2">Please review the following information regarding the Botium Toys internal audit scope, goals, critical findings, summary and recommendations.</text:span></text:p>
      <text:p text:style-name="P3"/>
      <text:p text:style-name="P3"/>
      <text:p text:style-name="normal"><text:span text:style-name="T4">Scope:</text:span><text:span text:style-name="T2"> </text:span></text:p>
      <text:list xml:id="list683245357" text:style-name="WWNum3">
        <text:list-item>
          <text:p text:style-name="P5"><text:span text:style-name="T2">The following systems are in scope: accounting, end point detection, firewalls, intrusion detection system, SIEM tool. The systems will be evaluated for:</text:span></text:p>
          <text:list>
            <text:list-item>
              <text:p text:style-name="P6"><text:span text:style-name="T2">Current user permissions </text:span></text:p>
            </text:list-item>
            <text:list-item>
              <text:p text:style-name="P6"><text:span text:style-name="T2">Current implemented controls</text:span></text:p>
            </text:list-item>
            <text:list-item>
              <text:p text:style-name="P6"><text:span text:style-name="T2">Current procedures and protocols</text:span></text:p>
            </text:list-item>
          </text:list>
        </text:list-item>
        <text:list-item>
          <text:p text:style-name="P5"><text:span text:style-name="T2">Ensure current user permissions, controls, procedures, and protocols in place align with PCI DSS and GDPR compliance requirements.</text:span></text:p>
        </text:list-item>
        <text:list-item>
          <text:p text:style-name="P5"><text:span text:style-name="T2">Ensure current technology is accounted for both hardware and system access.</text:span></text:p>
        </text:list-item>
      </text:list>
      <text:p text:style-name="P3"/>
      <text:p text:style-name="P3"/>
      <text:p text:style-name="normal"><text:span text:style-name="T4">Goals:</text:span></text:p>
      <text:list xml:id="list4049471762" text:style-name="WWNum2">
        <text:list-item>
          <text:p text:style-name="P7"><text:span text:style-name="T2">Adhere to the NIST CSF.</text:span></text:p>
        </text:list-item>
        <text:list-item>
          <text:p text:style-name="P7"><text:span text:style-name="T2">Establish a better process for their systems to ensure they are compliant. </text:span></text:p>
        </text:list-item>
        <text:list-item>
          <text:p text:style-name="P7"><text:span text:style-name="T2">Fortify system controls.</text:span></text:p>
        </text:list-item>
        <text:list-item>
          <text:p text:style-name="P7"><text:span text:style-name="T2">Adapt to the concept of least permissions when it comes to user credential management. </text:span></text:p>
        </text:list-item>
        <text:list-item>
          <text:p text:style-name="P7"><text:span text:style-name="T2">Establish their policies and procedures, which includes their playbooks. </text:span></text:p>
        </text:list-item>
        <text:list-item>
          <text:p text:style-name="P7"><text:span text:style-name="T2">Ensure they are meeting compliance requirements.</text:span></text:p>
        </text:list-item>
      </text:list>
      <text:p text:style-name="P3"/>
      <text:p text:style-name="P4"/>
      <text:p text:style-name="P3"/>
      <text:p text:style-name="normal"><text:soft-page-break/><text:span text:style-name="T4">Critical findings</text:span><text:span text:style-name="T2"> (must be addressed immediately): </text:span></text:p>
      <text:list xml:id="list772734933" text:style-name="WWNum4">
        <text:list-item>
          <text:p text:style-name="P8"><text:span text:style-name="T2">Multiple controls need to be developed and implemented to meet the audit goals, including:</text:span></text:p>
          <text:list>
            <text:list-item>
              <text:p text:style-name="P9"><text:span text:style-name="T2">Control of Least Privilege and Separation of Duties</text:span></text:p>
            </text:list-item>
            <text:list-item>
              <text:p text:style-name="P9"><text:span text:style-name="T2">Disaster recovery plans</text:span></text:p>
            </text:list-item>
            <text:list-item>
              <text:p text:style-name="P9"><text:span text:style-name="T2">Password, access control, and account management policies, including the implementation of a password management system</text:span></text:p>
            </text:list-item>
            <text:list-item>
              <text:p text:style-name="P9"><text:span text:style-name="T2">Encryption (for secure website transactions)</text:span></text:p>
            </text:list-item>
            <text:list-item>
              <text:p text:style-name="P9"><text:span text:style-name="T2">IDS</text:span></text:p>
            </text:list-item>
            <text:list-item>
              <text:p text:style-name="P9"><text:span text:style-name="T2">Backups</text:span></text:p>
            </text:list-item>
            <text:list-item>
              <text:p text:style-name="P9"><text:span text:style-name="T2">AV software</text:span></text:p>
            </text:list-item>
            <text:list-item>
              <text:p text:style-name="P9"><text:span text:style-name="T2">CCTV</text:span></text:p>
            </text:list-item>
            <text:list-item>
              <text:p text:style-name="P9"><text:span text:style-name="T2">Locks</text:span></text:p>
            </text:list-item>
            <text:list-item>
              <text:p text:style-name="P9"><text:span text:style-name="T2">Manual monitoring, maintenance, and intervention for legacy systems</text:span></text:p>
            </text:list-item>
            <text:list-item>
              <text:p text:style-name="P9"><text:span text:style-name="T2">Fire detection and prevention systems</text:span></text:p>
            </text:list-item>
          </text:list>
        </text:list-item>
        <text:list-item>
          <text:p text:style-name="P8"><text:span text:style-name="T2">Policies need to be developed and implemented to meet PCI DSS and GDPR compliance requirements.</text:span></text:p>
        </text:list-item>
        <text:list-item>
          <text:p text:style-name="P8"><text:span text:style-name="T2">Policies need to be developed and implemented to align to SOC1 and SOC2 guidance related to user access policies and overall data safety. </text:span></text:p>
        </text:list-item>
      </text:list>
      <text:p text:style-name="P3"/>
      <text:p text:style-name="normal"><text:span text:style-name="T4">Findings</text:span><text:span text:style-name="T2"> (should be addressed, but no immediate need): </text:span></text:p>
      <text:list xml:id="list946211344" text:style-name="WWNum1">
        <text:list-item>
          <text:p text:style-name="P10"><text:span text:style-name="T2">The following controls should be implemented when possible:</text:span></text:p>
          <text:list>
            <text:list-item>
              <text:p text:style-name="P11"><text:span text:style-name="T2">Time-controlled safe</text:span></text:p>
            </text:list-item>
            <text:list-item>
              <text:p text:style-name="P11"><text:span text:style-name="T2">Adequate lighting</text:span></text:p>
            </text:list-item>
            <text:list-item>
              <text:p text:style-name="P11"><text:span text:style-name="T2">Locking cabinets</text:span></text:p>
            </text:list-item>
            <text:list-item>
              <text:p text:style-name="P11"><text:span text:style-name="T2">Signage indicating alarm service provider</text:span></text:p>
            </text:list-item>
            <text:list-item>
              <text:p text:style-name="P11"><text:span text:style-name="T2">Fire detection and prevention systems</text:span></text:p>
            </text:list-item>
          </text:list>
        </text:list-item>
      </text:list>
      <text:p text:style-name="P3"/>
      <text:p text:style-name="normal"><text:span text:style-name="T4">Summary/Recommendations:</text:span><text:span text:style-name="T2"> It is recommended that critical findings relating to compliance with PCI DSS and GDPR be promptly addressed since Botium Toys accepts online payments from customers worldwide, including the E.U. Additionally, since one of the goals of the audit is to adapt to the concept of least permissions, SOC1 and SOC2 guidance related to user access policies and overall data safety should be used to develop appropriate policies and procedures. Having disaster recovery plans and backups is also critical because they support business continuity in the event of an incident. Integrating an IDS and AV software into the current systems will support our ability to identify and mitigate potential risks, and could help with </text:span><text:soft-page-break/><text:span text:style-name="T2">intrusion detection, since existing legacy systems require manual monitoring and intervention. To further secure assets housed at Botium Toys’ single physical location, locks and CCTV should be used to secure physical assets (including equipment) and to monitor and investigate potential threats. While not necessary immediately, using encryption and having a time-controlled safe, adequate lighting, locking cabinets, fire detection and prevention systems, and signage indicating alarm service provider will further improve Botium Toys’ security postu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6-10T17:02:48.568560626</dc:date>
    <meta:editing-duration>PT1M10S</meta:editing-duration>
    <meta:editing-cycles>1</meta:editing-cycles>
    <meta:document-statistic meta:table-count="0" meta:image-count="0" meta:object-count="0" meta:page-count="3" meta:paragraph-count="42" meta:word-count="514" meta:character-count="3412" meta:non-whitespace-character-count="2963"/>
    <meta:generator>LibreOffice/7.3.7.2$Linux_X86_64 LibreOffice_project/30$Build-2</meta:generator>
  </office:meta>
</office:document-meta>
</file>